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ImageEncoder.writeLong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FFImageEncoder.writeFi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ImageEncoder.encodeMultiple( Object context , RenderedImage im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FFImageEncoder.writeValues( TIFFField field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TIFFImageEncoder.writeDirectory( int thisIFDOffset , SortedSet fields , int nextIFD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ImageEncoder.encode( RenderedImage i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ImageEncoder.getOffset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FFImageEncoder.TIFFImageEncoder( OutputStream output , ImageEncodeParam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FFImageEncoder.packBits( byte [ ] input , int inOffset , int inCount , byte [ ] output , int outOffse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IFFImageEncoder.deflate( Deflater deflater , byte [ ] inflated , byte [ ] defl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ImageEncoder.getValueSize( TIFFField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IFFImageEncoder.writeValuesAsFourBytes( TIFFField fiel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ImageEncoder.encode( RenderedImage im , TIFFEncodeParam encodeParam , int ifdOffset , boolean isLast )</text:p>
          </table:table-cell>
          <table:table-cell office:value-type="float" office:value="218">
            <text:p text:style-name="Table_20_Contents">218</text:p>
          </table:table-cell>
          <table:table-cell office:value-type="float" office:value="426">
            <text:p text:style-name="Table_20_Contents">426</text:p>
          </table:table-cell>
          <table:table-cell office:value-type="float" office:value="906">
            <text:p text:style-name="Table_20_Contents">906</text:p>
          </table:table-cell>
        </table:table-row>
        <table:table-row>
          <table:table-cell office:value-type="string">
            <text:p text:style-name="Table_20_Contents">TIFFImageEncoder.getDirectorySize( SortedSet 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IFFImageEncoder.modifyEncodeParam( JPEGEncodeParam src , JPEGEncodeParam dst , int nban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FFImageEncoder.compressPackBits( byte [ ] data , int numRows , int bytesPerRow , byte [ ] comp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FFImageEncoder.finishMultiple(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FFImageEncoder.writeUnsignedShort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